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Droid Sans" officeooo:paragraph-rsid="00076c3f"/>
    </style:style>
    <style:style style:name="P2" style:family="paragraph" style:parent-style-name="Preformatted_20_Text">
      <style:text-properties style:font-name="Droid Sans" officeooo:paragraph-rsid="0009183b"/>
    </style:style>
    <style:style style:name="P3" style:family="paragraph" style:parent-style-name="Preformatted_20_Text">
      <style:text-properties style:font-name="Droid Sans" fo:font-weight="bold" officeooo:paragraph-rsid="00076c3f" style:font-weight-asian="bold" style:font-weight-complex="bold"/>
    </style:style>
    <style:style style:name="P4" style:family="paragraph" style:parent-style-name="Preformatted_20_Text">
      <style:text-properties style:font-name="Droid Sans" officeooo:rsid="00076c3f" officeooo:paragraph-rsid="00076c3f"/>
    </style:style>
    <style:style style:name="P5" style:family="paragraph" style:parent-style-name="Preformatted_20_Text">
      <style:text-properties style:font-name="Droid Sans" officeooo:rsid="0009183b" officeooo:paragraph-rsid="0009183b"/>
    </style:style>
    <style:style style:name="P6" style:family="paragraph" style:parent-style-name="Preformatted_20_Text">
      <style:text-properties style:font-name="Droid Sans" officeooo:rsid="0009dc7c" officeooo:paragraph-rsid="0009dc7c"/>
    </style:style>
    <style:style style:name="P7" style:family="paragraph" style:parent-style-name="Preformatted_20_Text">
      <style:text-properties style:font-name="Droid Sans" officeooo:paragraph-rsid="000da427"/>
    </style:style>
    <style:style style:name="P8" style:family="paragraph" style:parent-style-name="Preformatted_20_Text">
      <style:text-properties style:font-name="Droid Sans" officeooo:paragraph-rsid="000f80c2"/>
    </style:style>
    <style:style style:name="P9" style:family="paragraph" style:parent-style-name="Preformatted_20_Text">
      <style:text-properties style:font-name="Droid Sans" officeooo:rsid="000f80c2" officeooo:paragraph-rsid="000f80c2"/>
    </style:style>
    <style:style style:name="P10" style:family="paragraph" style:parent-style-name="Preformatted_20_Text">
      <style:text-properties style:font-name="Droid Sans" officeooo:rsid="000da427" officeooo:paragraph-rsid="000da427"/>
    </style:style>
    <style:style style:name="P11" style:family="paragraph" style:parent-style-name="Preformatted_20_Text">
      <style:text-properties style:font-name="Droid Sans" officeooo:rsid="000da427" officeooo:paragraph-rsid="001140f0"/>
    </style:style>
    <style:style style:name="P12" style:family="paragraph" style:parent-style-name="Preformatted_20_Text">
      <style:text-properties style:font-name="Droid Sans" officeooo:rsid="001140f0" officeooo:paragraph-rsid="001140f0"/>
    </style:style>
    <style:style style:name="P13" style:family="paragraph" style:parent-style-name="Preformatted_20_Text">
      <style:text-properties style:font-name="Droid Sans" officeooo:paragraph-rsid="0012d7e2"/>
    </style:style>
    <style:style style:name="P14" style:family="paragraph" style:parent-style-name="Preformatted_20_Text">
      <style:text-properties officeooo:rsid="00076c3f" officeooo:paragraph-rsid="0012d7e2"/>
    </style:style>
    <style:style style:name="P15" style:family="paragraph" style:parent-style-name="Preformatted_20_Text">
      <style:text-properties officeooo:rsid="00076c3f" officeooo:paragraph-rsid="0014a2f6"/>
    </style:style>
    <style:style style:name="P16" style:family="paragraph" style:parent-style-name="Preformatted_20_Text">
      <style:text-properties officeooo:rsid="00076c3f" officeooo:paragraph-rsid="0015ba40"/>
    </style:style>
    <style:style style:name="P17" style:family="paragraph" style:parent-style-name="Preformatted_20_Text">
      <style:text-properties officeooo:rsid="00076c3f" officeooo:paragraph-rsid="0017f52d"/>
    </style:style>
    <style:style style:name="P18" style:family="paragraph" style:parent-style-name="Preformatted_20_Text">
      <style:text-properties style:font-name="Droid Sans" officeooo:rsid="0012d7e2" officeooo:paragraph-rsid="0012d7e2"/>
    </style:style>
    <style:style style:name="P19" style:family="paragraph" style:parent-style-name="Preformatted_20_Text">
      <style:text-properties officeooo:rsid="0012d7e2" officeooo:paragraph-rsid="0012d7e2"/>
    </style:style>
    <style:style style:name="P20" style:family="paragraph" style:parent-style-name="Preformatted_20_Text">
      <style:text-properties officeooo:rsid="0012d7e2" officeooo:paragraph-rsid="0014a2f6"/>
    </style:style>
    <style:style style:name="P21" style:family="paragraph" style:parent-style-name="Preformatted_20_Text">
      <style:text-properties officeooo:rsid="0014a2f6" officeooo:paragraph-rsid="0014a2f6"/>
    </style:style>
    <style:style style:name="P22" style:family="paragraph" style:parent-style-name="Preformatted_20_Text">
      <style:text-properties officeooo:rsid="0015ba40" officeooo:paragraph-rsid="0015ba40"/>
    </style:style>
    <style:style style:name="P23" style:family="paragraph" style:parent-style-name="Preformatted_20_Text">
      <style:text-properties officeooo:rsid="0017f52d" officeooo:paragraph-rsid="0017f52d"/>
    </style:style>
    <style:style style:name="P24" style:family="paragraph" style:parent-style-name="Preformatted_20_Text">
      <style:text-properties officeooo:rsid="0017f52d" officeooo:paragraph-rsid="0019555a"/>
    </style:style>
    <style:style style:name="P25" style:family="paragraph" style:parent-style-name="Preformatted_20_Text">
      <style:text-properties fo:font-weight="normal" officeooo:rsid="0017f52d" officeooo:paragraph-rsid="0019555a" style:font-weight-asian="normal" style:font-weight-complex="normal"/>
    </style:style>
    <style:style style:name="T1" style:family="text">
      <style:text-properties officeooo:rsid="00076c3f"/>
    </style:style>
    <style:style style:name="T2" style:family="text">
      <style:text-properties officeooo:rsid="0009183b"/>
    </style:style>
    <style:style style:name="T3" style:family="text">
      <style:text-properties officeooo:rsid="000b77cd"/>
    </style:style>
    <style:style style:name="T4" style:family="text">
      <style:text-properties fo:font-weight="bold" officeooo:rsid="000da427" style:font-weight-asian="bold" style:font-weight-complex="bold"/>
    </style:style>
    <style:style style:name="T5" style:family="text">
      <style:text-properties fo:font-weight="bold" officeooo:rsid="0019555a" style:font-weight-asian="bold" style:font-weight-complex="bold"/>
    </style:style>
    <style:style style:name="T6" style:family="text">
      <style:text-properties officeooo:rsid="000da427"/>
    </style:style>
    <style:style style:name="T7" style:family="text">
      <style:text-properties officeooo:rsid="000f80c2"/>
    </style:style>
    <style:style style:name="T8" style:family="text">
      <style:text-properties officeooo:rsid="001140f0"/>
    </style:style>
    <style:style style:name="T9" style:family="text">
      <style:text-properties officeooo:rsid="0012d7e2"/>
    </style:style>
    <style:style style:name="T10" style:family="text">
      <style:text-properties officeooo:rsid="0013d037"/>
    </style:style>
    <style:style style:name="T11" style:family="text">
      <style:text-properties officeooo:rsid="0014a2f6"/>
    </style:style>
    <style:style style:name="T12" style:family="text">
      <style:text-properties officeooo:rsid="0015ba40"/>
    </style:style>
    <style:style style:name="T13" style:family="text">
      <style:text-properties officeooo:rsid="0017f52d"/>
    </style:style>
    <style:style style:name="T14" style:family="text">
      <style:text-properties officeooo:rsid="0019555a"/>
    </style:style>
    <style:style style:name="T15" style:family="text">
      <style:text-properties fo:font-weight="normal" officeooo:rsid="0019555a" style:font-weight-asian="normal" style:font-weight-complex="normal"/>
    </style:style>
    <style:style style:name="T16" style:family="text">
      <style:text-properties officeooo:rsid="001b3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</text:span><text:span text:style-name="T1">ORTERING</text:span></text:p>
      <text:p text:style-name="P4"/>
      <text:p text:style-name="P4"/>
      <text:p text:style-name="P1"><text:span text:style-name="T1">def findbiggest (a,b): <text:s text:c="19"/></text:span><text:span text:style-name="T3">#</text:span><text:span text:style-name="T1"> Om a är större än b så kommer a skrivas ut</text:span></text:p>
      <text:p text:style-name="P4"><text:tab/>if(a&gt;b): <text:s text:c="33"/>(dvs. Att om b är större än a så skrivs b ut.) </text:p>
      <text:p text:style-name="P4"><text:tab/><text:tab/>return a </text:p>
      <text:p text:style-name="P4"><text:tab/>else: </text:p>
      <text:p text:style-name="P4"><text:tab/><text:tab/>return b </text:p>
      <text:p text:style-name="P4"/>
      <text:p text:style-name="P4">print findbiggest(3,7) </text:p>
      <text:p text:style-name="P8"><text:span text:style-name="T1">print findbiggest(6,2)<text:line-break/><text:line-break/></text:span><text:span text:style-name="T2">----------------------------</text:span><text:span text:style-name="T1"><text:line-break/><text:line-break/></text:span><text:span text:style-name="T7">def findbiggest(a,b): </text:span></text:p>
      <text:p text:style-name="P9"><text:tab/>if(a&gt;b): </text:p>
      <text:p text:style-name="P9"><text:tab/><text:tab/>return a,b </text:p>
      <text:p text:style-name="P9"><text:tab/>if(b&gt;a): </text:p>
      <text:p text:style-name="P9"><text:tab/><text:tab/>return b,a </text:p>
      <text:p text:style-name="P9"/>
      <text:p text:style-name="P9">print findbiggest(20,5) </text:p>
      <text:p text:style-name="P8"><text:span text:style-name="T7">print findbiggest(7,16)<text:line-break/><text:line-break/><text:line-break/></text:span><text:span text:style-name="T1"><text:line-break/><text:line-break/><text:line-break/><text:line-break/></text:span><text:span text:style-name="T2">def findbiggest(a,b,c): </text:span></text:p>
      <text:p text:style-name="P5"/>
      <text:p text:style-name="P2"><text:span text:style-name="T2"><text:tab/>if(a&gt;b and a&gt;c): <text:s text:c="16"/></text:span><text:span text:style-name="T3">#</text:span><text:span text:style-name="T2"> Om a är större än b och c så skrivs a ut.</text:span></text:p>
      <text:p text:style-name="P5"><text:tab/><text:tab/>return a </text:p>
      <text:p text:style-name="P5"><text:tab/>else: </text:p>
      <text:p text:style-name="P2"><text:span text:style-name="T2"><text:tab/><text:tab/>if(b&gt;a and b&gt;c): <text:s text:c="3"/></text:span><text:span text:style-name="T3">#</text:span><text:span text:style-name="T2"> Annars, om b är större än a och c, så skrivs <text:s/>ut.</text:span></text:p>
      <text:p text:style-name="P5"><text:tab/><text:tab/><text:tab/>return b </text:p>
      <text:p text:style-name="P2"><text:span text:style-name="T2"><text:tab/><text:tab/>else: <text:tab/><text:tab/> <text:s text:c="3"/></text:span><text:span text:style-name="T3">#</text:span><text:span text:style-name="T2"> Annars (om c är större än a och b) skrivs c ut.</text:span></text:p>
      <text:p text:style-name="P5"><text:tab/><text:tab/><text:tab/>return c </text:p>
      <text:p text:style-name="P5"><text:tab/> </text:p>
      <text:p text:style-name="P5"/>
      <text:p text:style-name="P5">print findbiggest(50,700,5000) </text:p>
      <text:p text:style-name="P5">print findbiggest(67,8,43) </text:p>
      <text:p text:style-name="P5">print findbiggest(13,37,0)</text:p>
      <text:p text:style-name="P1"/>
      <text:p text:style-name="P1"/>
      <text:p text:style-name="P7"><text:span text:style-name="T4">ELLERRRRR</text:span><text:span text:style-name="T6"><text:line-break/><text:line-break/>def findbiggest(a,b,c): </text:span></text:p>
      <text:p text:style-name="P10"><text:tab/>if(a&gt;b and a&gt;c): </text:p>
      <text:p text:style-name="P10"><text:tab/><text:tab/>return a </text:p>
      <text:p text:style-name="P10"><text:tab/>if(b&gt;a and b&gt;c): </text:p>
      <text:p text:style-name="P10"><text:tab/><text:tab/>return b </text:p>
      <text:p text:style-name="P10"><text:tab/>if(c&gt;a and c&gt;b): </text:p>
      <text:p text:style-name="P10"><text:tab/><text:tab/>return c </text:p>
      <text:p text:style-name="P10"/>
      <text:p text:style-name="P10">print findbiggest(30,20,10) </text:p>
      <text:p text:style-name="P10">print findbiggest(2,30,10) </text:p>
      <text:p text:style-name="P11">print findbiggest(10,2,30)<text:line-break/><text:line-break/><text:line-break/><text:line-break/><text:line-break/><text:line-break/><text:soft-page-break/><text:span text:style-name="T8">def findbiggest(a,b,c): </text:span></text:p>
      <text:p text:style-name="P12"><text:tab/>if(a&gt;b and b&gt;c): </text:p>
      <text:p text:style-name="P12"><text:tab/><text:tab/>return a,b,c </text:p>
      <text:p text:style-name="P12"><text:tab/>if(a&gt;b and c&gt;b): </text:p>
      <text:p text:style-name="P12"><text:tab/><text:tab/>return a,c,b </text:p>
      <text:p text:style-name="P12"><text:tab/>if(b&gt;c and c&gt;a): </text:p>
      <text:p text:style-name="P12"><text:tab/><text:tab/>return b,c,a </text:p>
      <text:p text:style-name="P12"><text:tab/>if(b&gt;c and a&gt;c): </text:p>
      <text:p text:style-name="P12"><text:tab/><text:tab/>return b,a,c </text:p>
      <text:p text:style-name="P12"><text:tab/>if(c&gt;a and b&gt;a): </text:p>
      <text:p text:style-name="P12"><text:tab/><text:tab/>return c,b,a </text:p>
      <text:p text:style-name="P12"><text:tab/>if(c&gt;a and a&gt;b): </text:p>
      <text:p text:style-name="P12"><text:tab/><text:tab/>return c,a,b </text:p>
      <text:p text:style-name="P12"/>
      <text:p text:style-name="P12">print findbiggest(30,5,10) </text:p>
      <text:p text:style-name="P12">print findbiggest(30,50,6) </text:p>
      <text:p text:style-name="P12">print findbiggest(6,10,50) </text:p>
      <text:p text:style-name="P12">print findbiggest(2,17,6) </text:p>
      <text:p text:style-name="P6">--------------------------------<text:line-break/><text:line-break/></text:p>
      <text:p text:style-name="P13"><text:line-break/><text:span text:style-name="T9">import Tkinter </text:span></text:p>
      <text:p text:style-name="P18">from Tkinter import * </text:p>
      <text:p text:style-name="P18">root = Tk( ) </text:p>
      <text:p text:style-name="P18"/>
      <text:p text:style-name="P18">widget = Label(root) </text:p>
      <text:p text:style-name="P18">widget.config(text='Haj') </text:p>
      <text:p text:style-name="P13"><text:span text:style-name="T9">widget.pack(side=TOP, expand=YES, fill=BOTH) <text:s/></text:span><text:span text:style-name="T10">#Ligger längst upp</text:span><text:span text:style-name="T9"><text:line-break/> <text:line-break/># (expand=YES) Texten lägger sig I mitten när fönstret expanderar<text:line-break/></text:span></text:p>
      <text:p text:style-name="P18">root.mainloop() </text:p>
      <text:p text:style-name="P14"><text:line-break/>….....<text:line-break/><text:line-break/><text:span text:style-name="T9">import Tkinter </text:span></text:p>
      <text:p text:style-name="P19">from Tkinter import * </text:p>
      <text:p text:style-name="P19">root = Tk( ) </text:p>
      <text:p text:style-name="P19"/>
      <text:p text:style-name="P19">widget = Label(root) </text:p>
      <text:p text:style-name="P19">widget.config(text='Hajar och valrossen') </text:p>
      <text:p text:style-name="P20">widget.pack(side=LEFT, expand=NO, fill=BOTH) </text:p>
      <text:p text:style-name="P20"/>
      <text:p text:style-name="P15"><text:span text:style-name="T9"># </text:span><text:span text:style-name="T10">Nu lägger sig inte texten I mitten utan I vänsterkant<text:line-break/></text:span></text:p>
      <text:p text:style-name="P15"><text:span text:style-name="T9">root.mainloop() <text:line-break/><text:line-break/>…......<text:line-break/><text:line-break/></text:span><text:span text:style-name="T11">import sys </text:span></text:p>
      <text:p text:style-name="P21">from Tkinter import * </text:p>
      <text:p text:style-name="P21">root = Tk( ) </text:p>
      <text:p text:style-name="P21"/>
      <text:p text:style-name="P21"/>
      <text:p text:style-name="P21">knapp = Button(None, text='Klicka for att stanga av', command=sys.exit) </text:p>
      <text:p text:style-name="P21">knapp.pack(expand=YES) </text:p>
      <text:p text:style-name="P21">knapp = Button(None, text='Klicka for att inte gora ett skit', command=sys.modules) </text:p>
      <text:p text:style-name="P21">knapp.pack(expand=YES) </text:p>
      <text:p text:style-name="P16"><text:span text:style-name="T11">knapp.mainloop()<text:line-break/><text:line-break/></text:span><text:soft-page-break/><text:span text:style-name="T12">from Tkinter import * </text:span></text:p>
      <text:p text:style-name="P22"/>
      <text:p text:style-name="P22">def result(): <text:s text:c="16"/># en funktion som vi definierar själva</text:p>
      <text:p text:style-name="P22"><text:tab/>print('2+5 = ', 2+2) </text:p>
      <text:p text:style-name="P22"/>
      <text:p text:style-name="P22">win = Frame() <text:s text:c="15"/></text:p>
      <text:p text:style-name="P22">win.pack(expand=YES) </text:p>
      <text:p text:style-name="P22">Label(win, text='klicka Plus eller Avsluta').pack(side=TOP) </text:p>
      <text:p text:style-name="P22">Button(win, text='Plus', command=result).pack(side=LEFT) </text:p>
      <text:p text:style-name="P22">Button(win, text='Avsluta', command=win.quit).pack(side=RIGHT) </text:p>
      <text:p text:style-name="P22">win.mainloop( )</text:p>
      <text:p text:style-name="P22"/>
      <text:p text:style-name="P17"><text:span text:style-name="T12"><text:line-break/><text:line-break/><text:line-break/><text:line-break/><text:line-break/><text:line-break/><text:line-break/><text:line-break/><text:line-break/></text:span><text:span text:style-name="T13">import Tkinter </text:span></text:p>
      <text:p text:style-name="P23">from Tkinter import * </text:p>
      <text:p text:style-name="P23">root = Tk( ) </text:p>
      <text:p text:style-name="P23">labelfont = ('times', 100, 'italic') </text:p>
      <text:p text:style-name="P23">labelfont2 = ('times', 10, 'italic') </text:p>
      <text:p text:style-name="P23"/>
      <text:p text:style-name="P23">widget = Label(root, text='bananpaj', font=labelfont) </text:p>
      <text:p text:style-name="P23">widget2 = Label(root, text='Ingredients \n For custard filling:\n5 large egg yolks\n1/4 cup cornstarch\n3 to 3 1/2 cups heavy cream\n2 cups sugar\n1 vanilla bean, split and scraped\n\nFor pie crust:\n3 cups graham cracker crumbs\n1/2 cup sugar\n1/2 ripe banana, mashed\n1/4 pound (1 stick) unsalted butter, melted\n3 pounds bananas, cut crosswise into 1/2 inch slices\nFor drizzled toppings:\n3/4 cup caramel sauce, recipe follows\n1 cup chocolate sauce, recipe follows\nFor whipped cream topping:\n2 cups heavy cream whipped to stiff peaks\n1/2 teaspoon pure vanilla extract\n2 teaspoons granulated sugar\nGarnishes:\nShaved chocolate\nPowdered sugar', font=labelfont2) </text:p>
      <text:p text:style-name="P23">widget.Label=('times', 10, 'bold') </text:p>
      <text:p text:style-name="P23">widget.config(bg='black', fg='red') </text:p>
      <text:p text:style-name="P23">widget.pack(expand=YES, fill=BOTH) </text:p>
      <text:p text:style-name="P23">widget2.pack(expand=YES, fill=BOTH) </text:p>
      <text:p text:style-name="P23"/>
      <text:p text:style-name="P23"/>
      <text:p text:style-name="P23">widget2.Label=('times', 10, 'bold') </text:p>
      <text:p text:style-name="P23">widget2.config(bg='black', fg='red') </text:p>
      <text:p text:style-name="P24">root.mainloop( )<text:line-break/><text:line-break/><text:line-break/><text:span text:style-name="T14">---------------------------------------------------------------------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5">OBJEKTORIENTERING<text:line-break/><text:line-break/></text:span><text:span text:style-name="T15">class bankaccount():<text:tab/><text:tab/><text:tab/><text:tab/><text:tab/>----- <text:s/></text:span></text:p>
      <text:p text:style-name="P25"><text:span text:style-name="T14"><text:tab/>def __init__(self):<text:tab/></text:span><text:span text:style-name="T5">#</text:span><text:span text:style-name="T14">konstruktorn; anropas 1 gng, när objektet skapas</text:span></text:p>
      <text:p text:style-name="P25"><text:span text:style-name="T14"><text:tab/><text:tab/>print "nu anropas konstruktorn"</text:span></text:p>
      <text:p text:style-name="P25"><text:span text:style-name="T14"><text:tab/><text:tab/>self.saldo=0</text:span></text:p>
      <text:p text:style-name="P25"><text:span text:style-name="T14"><text:tab/>def insertmoney(self,a): <text:s text:c="4"/>#lägger in a pengar I mitt konto</text:span></text:p>
      <text:p text:style-name="P25"><text:span text:style-name="T14"><text:tab/><text:tab/>self.saldo=self.saldo+a<text:tab/><text:tab/><text:tab/><text:tab/><text:tab/><text:tab/><text:tab/>&gt; En mall</text:span></text:p>
      <text:p text:style-name="P25"><text:span text:style-name="T14"><text:tab/>def withdraw(self,b): <text:s text:c="7"/>#tar ut b pengar I mitt konto</text:span></text:p>
      <text:p text:style-name="P25"><text:span text:style-name="T14"><text:tab/><text:tab/>self.saldo=self.saldo-b</text:span></text:p>
      <text:p text:style-name="P25"><text:span text:style-name="T14"><text:tab/>def checksaldo(self):<text:tab/> <text:s text:c="4"/>#kollar saldot</text:span></text:p>
      <text:p text:style-name="P25"><text:span text:style-name="T14"><text:tab/><text:tab/>print self.saldo<text:tab/><text:tab/><text:tab/><text:tab/>-----</text:span></text:p>
      <text:p text:style-name="P25"><text:span text:style-name="T14"></text:span></text:p>
      <text:p text:style-name="P25"><text:span text:style-name="T14">mittkonto=bankaccount() <text:s text:c="3"/>#skapar variabeln mittkonto</text:span></text:p>
      <text:p text:style-name="P25"><text:span text:style-name="T14"></text:span></text:p>
      <text:p text:style-name="P25"><text:span text:style-name="T14">mittkonto.checksaldo()<text:tab/> <text:s text:c="2"/></text:span></text:p>
      <text:p text:style-name="P25"><text:span text:style-name="T14">mittkonto.insertmoney(500) </text:span><text:span text:style-name="T16">#lägger in 500 pengar I mitt konto</text:span></text:p>
      <text:p text:style-name="P25"><text:span text:style-name="T14">mittkonto.checksaldo()</text:span></text:p>
      <text:p text:style-name="P25"><text:span text:style-name="T14">mittkonto.withdraw(70)<text:tab/> <text:s text:c="2"/></text:span><text:span text:style-name="T16">#tar ut 70 pengar I mitt konto</text:span></text:p>
      <text:p text:style-name="P25"><text:span text:style-name="T14"></text:span></text:p>
      <text:p text:style-name="P25"><text:span text:style-name="T14">print mittkonto.sal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0T16:36:09</dc:date>
    <dc:creator>Frida </dc:creator>
    <meta:generator>LibreOffice/4.0.2.2$Linux_x86 LibreOffice_project/400m0$Build-2</meta:generator>
    <meta:editing-duration>PT1H41M21S</meta:editing-duration>
    <meta:editing-cycles>13</meta:editing-cycles>
    <meta:document-statistic meta:table-count="0" meta:image-count="0" meta:object-count="0" meta:page-count="4" meta:paragraph-count="114" meta:word-count="505" meta:character-count="4327" meta:non-whitespace-character-count="3558"/>
  </office:meta>
</office:document-meta>
</file>